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gr1" style:family="graphic">
      <style:graphic-properties draw:stroke="solid" svg:stroke-color="#000000" draw:fill="none" draw:fill-color="#ffffff" fo:min-height="0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2" svg:width="8.275cm" svg:height="0.682cm" svg:x="5.292cm" svg:y="0.953cm"><draw:text-box><text:p text:style-name="P2">Class Besch</text:p></draw:text-box></draw:frame><draw:frame text:anchor-type="paragraph" draw:z-index="1" draw:style-name="gr2" draw:text-style-name="P3" svg:width="8.275cm" svg:height="2.437cm" svg:x="5.292cm" svg:y="1.635cm"><draw:text-box><text:p text:style-name="P3">public:</text:p><text:p text:style-name="P3">Besch( CString BeschName);</text:p><text:p text:style-name="P3">CString getName();</text:p><text:p text:style-name="P3">void setName( CString BeschName);</text:p><text:p text:style-name="P3">void display()</text:p></draw:text-box></draw:frame><draw:frame text:anchor-type="paragraph" draw:z-index="2" draw:style-name="gr3" draw:text-style-name="P3" svg:width="8.275cm" svg:height="1.167cm" svg:x="5.292cm" svg:y="4.08cm"><draw:text-box><text:p text:style-name="P3">private:</text:p><text:p text:style-name="P3">CString Name;</text:p></draw:text-box></draw:frame><draw:frame text:anchor-type="paragraph" draw:z-index="3" draw:style-name="gr1" draw:text-style-name="P2" svg:width="8.275cm" svg:height="0.682cm" svg:x="0.106cm" svg:y="7.239cm"><draw:text-box><text:p text:style-name="P2">class Lohnempf : public Besch</text:p></draw:text-box></draw:frame><draw:frame text:anchor-type="paragraph" draw:z-index="4" draw:style-name="gr2" draw:text-style-name="P3" svg:width="8.275cm" svg:height="2.924cm" svg:x="0.106cm" svg:y="7.922cm"><draw:text-box><text:p text:style-name="P3">public:</text:p><text:p text:style-name="P3">Lohnempf(CString BName, double StdLohn);</text:p><text:p text:style-name="P3">void setLohn(float StdLohn);</text:p><text:p text:style-name="P3">void setStd (float Stunden);</text:p><text:p text:style-name="P3">void display()const;</text:p><text:p text:style-name="P3">double calc()const;</text:p></draw:text-box></draw:frame><draw:frame text:anchor-type="paragraph" draw:z-index="5" draw:style-name="gr3" draw:text-style-name="P3" svg:width="8.275cm" svg:height="1.167cm" svg:x="0.106cm" svg:y="10.844cm"><draw:text-box><text:p text:style-name="P3">private:</text:p><text:p text:style-name="P3">float Lohn, Stunden;</text:p></draw:text-box></draw:frame><draw:frame text:anchor-type="paragraph" draw:z-index="6" draw:style-name="gr1" draw:text-style-name="P2" svg:width="8.275cm" svg:height="0.682cm" svg:x="8.722cm" svg:y="7.211cm"><draw:text-box><text:p text:style-name="P2">class Gehaltsempf : public Besch</text:p></draw:text-box></draw:frame><draw:frame text:anchor-type="paragraph" draw:z-index="7" draw:style-name="gr2" draw:text-style-name="P3" svg:width="8.275cm" svg:height="2.437cm" svg:x="8.722cm" svg:y="7.893cm"><draw:text-box><text:p text:style-name="P3">Public:</text:p><text:p text:style-name="P3">Gehaltsempf(CString BName, double Gehalt);</text:p><text:p text:style-name="P3">void setGehalt(double Gehalt);</text:p><text:p text:style-name="P3">void display()const;</text:p><text:p text:style-name="P3">double calc()const;</text:p></draw:text-box></draw:frame><draw:frame text:anchor-type="paragraph" draw:z-index="8" draw:style-name="gr3" draw:text-style-name="P3" svg:width="8.275cm" svg:height="1.167cm" svg:x="8.722cm" svg:y="10.338cm"><draw:text-box><text:p text:style-name="P3">private:</text:p><text:p text:style-name="P3">double Gehalt;</text:p></draw:text-box></draw:frame><draw:line text:anchor-type="paragraph" draw:z-index="9" draw:style-name="gr4" draw:text-style-name="P2" svg:x1="4.113cm" svg:y1="7.239cm" svg:x2="7.516cm" svg:y2="5.246cm"><text:p/></draw:line><draw:line text:anchor-type="paragraph" draw:z-index="10" draw:style-name="gr4" draw:text-style-name="P2" svg:x1="13.093cm" svg:y1="7.211cm" svg:x2="10.239cm" svg:y2="5.246cm"><text:p/></draw:line><draw:frame text:anchor-type="paragraph" draw:z-index="11" draw:style-name="gr1" draw:text-style-name="P2" svg:width="8.275cm" svg:height="0.682cm" svg:x="0.106cm" svg:y="14.429cm"><draw:text-box><text:p text:style-name="P2">class VerkaufsMitarb : public Lohnempf</text:p></draw:text-box></draw:frame><draw:frame text:anchor-type="paragraph" draw:z-index="12" draw:style-name="gr2" draw:text-style-name="P3" svg:width="8.275cm" svg:height="3.897cm" svg:x="0.106cm" svg:y="15.111cm"><draw:text-box><text:p text:style-name="P3">public:</text:p><text:p text:style-name="P3">VerkaufsMitarb(CString Name, </text:p><text:p text:style-name="P3"><text:tab/><text:tab/><text:tab/> <text:s/>double Lohn,</text:p><text:p text:style-name="P3"><text:tab/><text:tab/><text:tab/> <text:s/>double Prov);</text:p><text:p text:style-name="P3">void setProv (double Prov);</text:p><text:p text:style-name="P3">void setStd (double Umsatz);</text:p><text:p text:style-name="P3">void display()const;</text:p><text:p text:style-name="P3">double calc()const;</text:p></draw:text-box></draw:frame><draw:frame text:anchor-type="paragraph" draw:z-index="13" draw:style-name="gr3" draw:text-style-name="P3" svg:width="8.275cm" svg:height="1.167cm" svg:x="0.106cm" svg:y="19.008cm"><draw:text-box><text:p text:style-name="P3">private:</text:p><text:p text:style-name="P3">double Provision, Umsatz;</text:p></draw:text-box></draw:frame><draw:line text:anchor-type="paragraph" draw:z-index="14" draw:style-name="gr4" draw:text-style-name="P2" svg:x1="4.009cm" svg:y1="14.391cm" svg:x2="4.009cm" svg:y2="12.19cm"><text:p/></draw:line>Vererbungsdiagra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old Beck</meta:initial-creator>
    <meta:creation-date>2009-05-04T21:46:11</meta:creation-date>
    <dc:date>2009-05-05T18:02:32</dc:date>
    <dc:creator>Arnold Beck</dc:creator>
    <meta:editing-duration>PT20H16M22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1" meta:paragraph-count="1" meta:word-count="1" meta:character-count="18"/>
    <meta:user-defined meta:name="Info 1"/>
    <meta:user-defined meta:name="Info 2"/>
    <meta:user-defined meta:name="Info 3"/>
    <meta:user-defined meta:name="Info 4"/>
  </office:meta>
</office:document-meta>
</file>